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25-01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24-01-30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23-01-18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22-01-10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21-01-12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20-01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19-01-31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18-01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17-09-27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450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